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Noto Sans Arabic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Cuenta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40">
            <text:p>ACTIVO</text:p>
          </table:table-cell>
          <table:table-cell office:value-type="string" calcext:value-type="string">
            <text:p>Dinero en efectivo</text:p>
          </table:table-cell>
          <table:table-cell office:value-type="string" calcext:value-type="string">
            <text:p>CAJ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equeña cantidad de dinero para usar en gastos menores</text:p>
          </table:table-cell>
          <table:table-cell office:value-type="string" calcext:value-type="string">
            <text:p>FONDO FIJO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inero depositado en una cuenta corriente bancaria</text:p>
          </table:table-cell>
          <table:table-cell office:value-type="string" calcext:value-type="string">
            <text:p>BANCO XXX C/C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inero depositado en una caja de ahorros bancaria</text:p>
          </table:table-cell>
          <table:table-cell office:value-type="string" calcext:value-type="string">
            <text:p>BANCO XXX C/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heques al día recibidos de terceros</text:p>
          </table:table-cell>
          <table:table-cell office:value-type="string" calcext:value-type="string">
            <text:p>VALORES A DEPOSITA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heques de pago diferido recibidos  de terceros</text:p>
          </table:table-cell>
          <table:table-cell office:value-type="string" calcext:value-type="string">
            <text:p>VALORES DIFERIDOS A DEPOSITA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heques rechazados</text:p>
          </table:table-cell>
          <table:table-cell office:value-type="string" calcext:value-type="string">
            <text:p>CHEQUES RECHAZAD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inero en moneda extranjera</text:p>
          </table:table-cell>
          <table:table-cell office:value-type="string" calcext:value-type="string">
            <text:p>MONEDA EXTRANJERA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upones recibidos de tarjetas de crédito</text:p>
          </table:table-cell>
          <table:table-cell office:value-type="string" calcext:value-type="string">
            <text:p>TARJETA DE CREDITO XX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ienes destinados para la venta</text:p>
          </table:table-cell>
          <table:table-cell office:value-type="string" calcext:value-type="string">
            <text:p>MERCADERIA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Bienes destinados para la fabricación de mercaderías</text:p>
          </table:table-cell>
          <table:table-cell office:value-type="string" calcext:value-type="string">
            <text:p>MATERIAS PRIMA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illas, escritorios, teléfonos, fotocopiadoras, etc.</text:p>
          </table:table-cell>
          <table:table-cell office:value-type="string" calcext:value-type="string">
            <text:p>MUEBLES Y ÚTILES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Aire acondicionado, ventiladores de techos, estufas, etc. (bienes que necesitan instalarse y después no se mueven)</text:p>
          </table:table-cell>
          <table:table-cell office:value-type="string" calcext:value-type="string">
            <text:p>INSTALACION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ocales, oficinas, depósitos, galpones, etc.</text:p>
          </table:table-cell>
          <table:table-cell office:value-type="string" calcext:value-type="string">
            <text:p>INMUEBLE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utos, camiones, camionetas, motos, etc.</text:p>
          </table:table-cell>
          <table:table-cell office:value-type="string" calcext:value-type="string">
            <text:p>RODAD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Maquinas envasadoras, etiquetadoras, tornos, etc.</text:p>
          </table:table-cell>
          <table:table-cell office:value-type="string" calcext:value-type="string">
            <text:p>MAQUINARIA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Notebooks, pcs, impresoras, scanners, etc.</text:p>
          </table:table-cell>
          <table:table-cell office:value-type="string" calcext:value-type="string">
            <text:p>EQUIPOS DE COMPUTACIÓN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udas a cobrar por venta de mercaderías</text:p>
          </table:table-cell>
          <table:table-cell office:value-type="string" calcext:value-type="string">
            <text:p>DEUDORES POR VENTA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eudas a cobrar por ventas de otros bienes (no mercaderías)</text:p>
          </table:table-cell>
          <table:table-cell office:value-type="string" calcext:value-type="string">
            <text:p>DEUDORES VARI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udas vencidas no cobradas</text:p>
          </table:table-cell>
          <table:table-cell office:value-type="string" calcext:value-type="string">
            <text:p>DEUDORES MOROS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udas pasadas a juicio para cobrar</text:p>
          </table:table-cell>
          <table:table-cell office:value-type="string" calcext:value-type="string">
            <text:p>DEUDORES EN GESTIÓN JUDICIAL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reación de una previsión de deudores incobrables</text:p>
          </table:table-cell>
          <table:table-cell office:value-type="string" calcext:value-type="string">
            <text:p>PREVISION DEUDORES INCOBRALE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reación de una previsión para desvalorización de bienes de cambio</text:p>
          </table:table-cell>
          <table:table-cell office:value-type="string" calcext:value-type="string">
            <text:p>PREVISION POR DESVALORIZACIÓN DE BIENES DE CAMBIO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reación de una previsión para desvalorización de valores mobiliarios</text:p>
          </table:table-cell>
          <table:table-cell office:value-type="string" calcext:value-type="string">
            <text:p>PREVISIÓN DE DESVALORIZACIÓN DE BIENES MOBILIARI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Deudas a cobrar documentadas (pagaré)</text:p>
          </table:table-cell>
          <table:table-cell office:value-type="string" calcext:value-type="string">
            <text:p>DOCUMENTOS A COBRA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IVA aplicado de ventas realizadas</text:p>
          </table:table-cell>
          <table:table-cell office:value-type="string" calcext:value-type="string">
            <text:p>IVA CRÉDITO FISCAL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aldo a favor del IVA luego de la liquidación</text:p>
          </table:table-cell>
          <table:table-cell office:value-type="string" calcext:value-type="string">
            <text:p>IVA A FAVO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Intereses pagados por adelantado</text:p>
          </table:table-cell>
          <table:table-cell office:value-type="string" calcext:value-type="string">
            <text:p>INTERESES PAGADOS POR ADELANTADO*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lquileres pagados por adelantado</text:p>
          </table:table-cell>
          <table:table-cell office:value-type="string" calcext:value-type="string">
            <text:p>ALQUILERES PAGADOS POR ADELANTADO*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mortizaciones de los distintos bienes de uso</text:p>
          </table:table-cell>
          <table:table-cell office:value-type="string" calcext:value-type="string">
            <text:p>AMORTIZACIÓN ACUMULADA DE XXXX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inero que se comprometió a aportar un socio según el Contrato Social</text:p>
          </table:table-cell>
          <table:table-cell office:value-type="string" calcext:value-type="string">
            <text:p>SOCIO XXX CUENTA APORTE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Ídem en una  SA</text:p>
          </table:table-cell>
          <table:table-cell office:value-type="string" calcext:value-type="string">
            <text:p>ACCIONISTA XXX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Ídem en una  SRL</text:p>
          </table:table-cell>
          <table:table-cell office:value-type="string" calcext:value-type="string">
            <text:p>SOCIOS XXX CUOTA SUSCRIPTA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Inversiones en acciones, títulos públicos, Debentures, etc.</text:p>
          </table:table-cell>
          <table:table-cell office:value-type="string" calcext:value-type="string">
            <text:p>VALORES MOBILIARI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Llave del negocio</text:p>
          </table:table-cell>
          <table:table-cell office:value-type="string" calcext:value-type="string">
            <text:p>LLAVE DEL NEGOCIO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Valor de las marcas y patentes registradas</text:p>
          </table:table-cell>
          <table:table-cell office:value-type="string" calcext:value-type="string">
            <text:p>MARCAS Y PATENTES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Documentos descontados antes de su vencimiento</text:p>
          </table:table-cell>
          <table:table-cell office:value-type="string" calcext:value-type="string">
            <text:p>DOCUMENTOS DESCONTAD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eñas entregadas antes de una compra</text:p>
          </table:table-cell>
          <table:table-cell office:value-type="string" calcext:value-type="string">
            <text:p>SEÑAS ENTREGADA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ienes de uso con prenda real</text:p>
          </table:table-cell>
          <table:table-cell office:value-type="string" calcext:value-type="string">
            <text:p>XXX PRENDADOS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ienes de uso con hipotecas</text:p>
          </table:table-cell>
          <table:table-cell office:value-type="string" calcext:value-type="string">
            <text:p>XXX HIPOTECAD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2:56:19.263105707</meta:creation-date>
    <dc:date>2023-11-02T15:25:44.278960696</dc:date>
    <meta:editing-duration>PT13M27S</meta:editing-duration>
    <meta:editing-cycles>8</meta:editing-cycles>
    <meta:generator>LibreOffice/7.3.7.2$Linux_X86_64 LibreOffice_project/30$Build-2</meta:generator>
    <meta:document-statistic meta:table-count="1" meta:cell-count="83" meta:object-count="0"/>
  </office:meta>
</office:document-meta>
</file>